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80f08"/>
    </style:style>
    <style:style style:name="T2" style:family="text">
      <style:text-properties officeooo:rsid="001bcde0"/>
    </style:style>
    <style:style style:name="T3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5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  <style:style style:name="T6" style:family="text">
      <style:text-properties style:font-name="FreeMono" fo:font-size="18pt" fo:font-weight="bold" officeooo:rsid="001d391c" style:font-size-asian="18pt" style:font-weight-asian="bold" style:font-size-complex="18pt" style:font-weight-complex="bold"/>
    </style:style>
    <style:style style:name="T7" style:family="text">
      <style:text-properties officeooo:rsid="001d39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 2022</text:p>
      <text:p text:style-name="P2"/>
      <text:p text:style-name="P2"/>
      <text:p text:style-name="P2"/>
      <text:p text:style-name="P2">Round 0<text:span text:style-name="T7">2</text:span></text:p>
      <text:p text:style-name="P1"/>
      <text:p text:style-name="P1"><text:s/>1 <text:s text:c="10"/>Mirai lenik</text:p>
      <text:p text:style-name="P1"><text:s/>2 <text:s text:c="8"/>Devwrat Gabriel</text:p>
      <text:p text:style-name="P1"><text:s/>3 <text:s text:c="4"/>Andrew Huie yoshiki</text:p>
      <text:p text:style-name="P1"><text:s/>4 <text:s text:c="6"/>puttichai Sergey</text:p>
      <text:p text:style-name="P1"><text:s/>5 <text:s text:c="11"/>Yuta Kazuki Tsurumi</text:p>
      <text:p text:style-name="P1"><text:s/>6 <text:s text:c="4"/>Liu, An-Chi jeonghyun</text:p>
      <text:p text:style-name="P1"><text:s/>7 <text:s text:c="11"/>Yuto Faizan</text:p>
      <text:p text:style-name="P1"/>
      <text:p text:style-name="Standard"><text:span text:style-name="T6">Takeshi</text:span><text:span text:style-name="T5">:</text:span><text:span text:style-name="T3"> got the by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2-09-28T18:47:18.726460144</dc:date>
    <meta:editing-duration>PT28M20S</meta:editing-duration>
    <meta:editing-cycles>6</meta:editing-cycles>
    <meta:generator>LibreOffice/6.4.7.2$Linux_X86_64 LibreOffice_project/40$Build-2</meta:generator>
    <meta:print-date>2022-09-28T18:27:11.368174759</meta:print-date>
    <meta:document-statistic meta:table-count="0" meta:image-count="0" meta:object-count="0" meta:page-count="1" meta:paragraph-count="10" meta:word-count="34" meta:character-count="248" meta:non-whitespace-character-count="163"/>
  </office:meta>
</office:document-meta>
</file>